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ff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ff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ff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ff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0000ff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color="#0000ff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ff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ff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ff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ff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ff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3" table:default-cell-style-name="ce7"/>
        <table:table-column table:style-name="co3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eam Id</text:p>
          </table:table-cell>
          <table:table-cell table:style-name="ce7" table:formula="of:= &quot;1 (&quot; &amp; [.C3] &amp; &quot;)&quot;" office:value-type="string" office:string-value="1 (liquid)" calcext:value-type="string">
            <text:p>1 (liquid)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style-name="ce7" office:value-type="string" calcext:value-type="string">
            <text:p>liquid</text:p>
          </table:table-cell>
          <table:table-cell office:value-type="string" calcext:value-type="string">
            <text:p>vap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mperature /K</text:p>
          </table:table-cell>
          <table:table-cell table:style-name="ce7" office:value-type="float" office:value="298" calcext:value-type="float">
            <text:p>298</text:p>
          </table:table-cell>
          <table:table-cell office:value-type="float" office:value="298" calcext:value-type="float">
            <text:p>2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/Pa</text:p>
          </table:table-cell>
          <table:table-cell table:style-name="ce7" office:value-type="float" office:value="101325" calcext:value-type="float">
            <text:p>101325</text:p>
          </table:table-cell>
          <table:table-cell office:value-type="float" office:value="101325" calcext:value-type="float">
            <text:p>1013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ow Rate /kg/s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G (@<text:a xlink:href="mailto:T/water@4" xlink:type="simple">T/water@4</text:a> Deg. C)</text:p>
          </table:table-cell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osition (mass fraction)</text:p>
          </table:table-cell>
          <table:table-cell table:formula="of:=SUM([.C9:.C10])" office:value-type="float" office:value="1" calcext:value-type="float">
            <text:p>1</text:p>
          </table:table-cell>
          <table:table-cell table:style-name="ce12" table:formula="of:=SUM([.D9:.D10])" office:value-type="float" office:value="1" calcext:value-type="float">
            <text:p>1</text:p>
          </table:table-cell>
          <table:table-cell table:number-columns-repeated="6"/>
        </table:table-row>
        <table:table-row-group>
          <table:table-row table:style-name="ro1">
            <table:table-cell/>
            <table:table-cell office:value-type="string" calcext:value-type="string">
              <text:p>water</text:p>
            </table:table-cell>
            <table:table-cell table:formula="of:=1-[.C10]" office:value-type="float" office:value="0.8" calcext:value-type="float">
              <text:p>0.8</text:p>
            </table:table-cell>
            <table:table-cell office:value-type="float" office:value="0.4" calcext:value-type="float">
              <text:p>0.4</text:p>
            </table:table-cell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thanol</text:p>
            </table:table-cell>
            <table:table-cell table:style-name="ce7" office:value-type="float" office:value="0.2" calcext:value-type="float">
              <text:p>0.2</text:p>
            </table:table-cell>
            <table:table-cell office:value-type="float" office:value="0.6" calcext:value-type="float">
              <text:p>0.6</text:p>
            </table:table-cell>
            <table:table-cell table:number-columns-repeated="6"/>
          </table:table-row>
        </table:table-row-group>
        <table:table-row table:style-name="ro1">
          <table:table-cell/>
          <table:table-cell office:value-type="string" calcext:value-type="string">
            <text:p>Ave M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sition (mole fraction)</text:p>
          </table:table-cell>
          <table:table-cell table:number-columns-repeated="8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Senario</text:p>
          </table:table-cell>
          <table:table-cell table:style-name="ce8" office:value-type="string" calcext:value-type="string">
            <text:p>s7</text:p>
          </table:table-cell>
          <table:table-cell table:style-name="ce13" office:value-type="string" calcext:value-type="string">
            <text:p>S1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S3</text:p>
          </table:table-cell>
          <table:table-cell table:style-name="ce17" office:value-type="string" calcext:value-type="string">
            <text:p>S4</text:p>
          </table:table-cell>
          <table:table-cell table:style-name="ce17" office:value-type="string" calcext:value-type="string">
            <text:p>S5</text:p>
          </table:table-cell>
          <table:table-cell table:style-name="ce17" office:value-type="string" calcext:value-type="string">
            <text:p>S6</text:p>
          </table:table-cell>
          <table:table-cell table:style-name="ce20" office:value-type="string" calcext:value-type="string">
            <text:p>S7</text:p>
          </table:table-cell>
        </table:table-row>
        <table:table-row table:style-name="ro1">
          <table:table-cell/>
          <table:table-cell table:style-name="ce3" office:value-type="string" calcext:value-type="string">
            <text:p>Parameter 1</text:p>
          </table:table-cell>
          <table:table-cell table:style-name="ce9" table:formula="of:=INDEX([.D24:.J24];1;MATCH([.$C$23];[.$D$23:.$J$23];0)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Parameter 2</text:p>
          </table:table-cell>
          <table:table-cell table:style-name="ce10" table:formula="of:=INDEX([.D25:.J25];1;MATCH([.$C$23];[.$D$23:.$J$23];0))" office:value-type="float" office:value="14" calcext:value-type="float">
            <text:p>14</text:p>
          </table:table-cell>
          <table:table-cell table:style-name="ce15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4" office:value-type="string" calcext:value-type="string">
            <text:p>Parameter 3</text:p>
          </table:table-cell>
          <table:table-cell table:style-name="ce10" table:formula="of:=INDEX([.D26:.J26];1;MATCH([.$C$23];[.$D$23:.$J$23];0))" office:value-type="string" office:string-value="george" calcext:value-type="string">
            <text:p>george</text:p>
          </table:table-cell>
          <table:table-cell table:style-name="ce15" office:value-type="string" calcext:value-type="string">
            <text:p>tom</text:p>
          </table:table-cell>
          <table:table-cell table:style-name="ce7" office:value-type="string" calcext:value-type="string">
            <text:p>dick</text:p>
          </table:table-cell>
          <table:table-cell table:style-name="ce7" office:value-type="string" calcext:value-type="string">
            <text:p>harry</text:p>
          </table:table-cell>
          <table:table-cell table:style-name="ce7" office:value-type="string" calcext:value-type="string">
            <text:p>frank</text:p>
          </table:table-cell>
          <table:table-cell table:style-name="ce7" office:value-type="string" calcext:value-type="string">
            <text:p>joe </text:p>
          </table:table-cell>
          <table:table-cell table:style-name="ce7" office:value-type="string" calcext:value-type="string">
            <text:p>bob</text:p>
          </table:table-cell>
          <table:table-cell table:style-name="ce22" office:value-type="string" calcext:value-type="string">
            <text:p>george</text:p>
          </table:table-cell>
        </table:table-row>
        <table:table-row table:style-name="ro1">
          <table:table-cell/>
          <table:table-cell table:style-name="ce4" office:value-type="string" calcext:value-type="string">
            <text:p>Parameter 4</text:p>
          </table:table-cell>
          <table:table-cell table:style-name="ce10" table:formula="of:=INDEX([.D27:.J27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5</text:p>
          </table:table-cell>
          <table:table-cell table:style-name="ce10" table:formula="of:=INDEX([.D28:.J28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6</text:p>
          </table:table-cell>
          <table:table-cell table:style-name="ce10" table:formula="of:=INDEX([.D29:.J29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7</text:p>
          </table:table-cell>
          <table:table-cell table:style-name="ce10" table:formula="of:=INDEX([.D30:.J30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8</text:p>
          </table:table-cell>
          <table:table-cell table:style-name="ce10" table:formula="of:=INDEX([.D31:.J31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9</text:p>
          </table:table-cell>
          <table:table-cell table:style-name="ce10" table:formula="of:=INDEX([.D32:.J32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10</text:p>
          </table:table-cell>
          <table:table-cell table:style-name="ce10" table:formula="of:=INDEX([.D33:.J33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11</text:p>
          </table:table-cell>
          <table:table-cell table:style-name="ce10" table:formula="of:=INDEX([.D34:.J34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12</text:p>
          </table:table-cell>
          <table:table-cell table:style-name="ce10" table:formula="of:=INDEX([.D35:.J35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13</text:p>
          </table:table-cell>
          <table:table-cell table:style-name="ce10" table:formula="of:=INDEX([.D36:.J36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4" office:value-type="string" calcext:value-type="string">
            <text:p>Parameter 14</text:p>
          </table:table-cell>
          <table:table-cell table:style-name="ce10" table:formula="of:=INDEX([.D37:.J37];1;MATCH([.$C$23];[.$D$23:.$J$23];0))" office:value-type="float" office:value="0" calcext:value-type="float">
            <text:p>0</text:p>
          </table:table-cell>
          <table:table-cell table:style-name="ce15"/>
          <table:table-cell table:style-name="ce7" table:number-columns-repeated="5"/>
          <table:table-cell table:style-name="ce22"/>
        </table:table-row>
        <table:table-row table:style-name="ro1">
          <table:table-cell/>
          <table:table-cell table:style-name="ce5" office:value-type="string" calcext:value-type="string">
            <text:p>Parameter 15</text:p>
          </table:table-cell>
          <table:table-cell table:style-name="ce11" table:formula="of:=INDEX([.D38:.J38];1;MATCH([.$C$23];[.$D$23:.$J$23];0))" office:value-type="float" office:value="0" calcext:value-type="float">
            <text:p>0</text:p>
          </table:table-cell>
          <table:table-cell table:style-name="ce16"/>
          <table:table-cell table:style-name="ce19" table:number-columns-repeated="5"/>
          <table:table-cell table:style-name="ce23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21:10:31.152858870</meta:creation-date>
    <dc:date>2020-07-26T10:46:10.503328381</dc:date>
    <meta:editing-duration>PT7H44M13S</meta:editing-duration>
    <meta:editing-cycles>3</meta:editing-cycles>
    <meta:generator>LibreOffice/6.4.5.2$Linux_X86_64 LibreOffice_project/40$Build-2</meta:generator>
    <meta:document-statistic meta:table-count="1" meta:cell-count="87" meta:object-count="0"/>
  </office:meta>
</office:document-meta>
</file>